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cm" fo:margin-left="0.06cm" table:align="left"/>
    </style:style>
    <style:style style:name="Tabela1.A" style:family="table-column">
      <style:table-column-properties style:column-width="4.205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4.262cm"/>
    </style:style>
    <style:style style:name="Tabela1.D" style:family="table-column">
      <style:table-column-properties style:column-width="4.29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2" style:family="table-row">
      <style:table-row-properties style:min-row-height="0.79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252cm"/>
    </style:style>
    <style:style style:name="P1" style:family="paragraph" style:parent-style-name="Standard">
      <style:text-properties officeooo:paragraph-rsid="00175843"/>
    </style:style>
    <style:style style:name="P2" style:family="paragraph" style:parent-style-name="Table_20_Contents">
      <style:text-properties officeooo:paragraph-rsid="00175843"/>
    </style:style>
    <style:style style:name="P3" style:family="paragraph" style:parent-style-name="Standard">
      <style:text-properties fo:font-weight="bold" officeooo:paragraph-rsid="00175843" style:font-weight-asian="bold" style:font-weight-complex="bold"/>
    </style:style>
    <style:style style:name="P4" style:family="paragraph" style:parent-style-name="Table_20_Contents">
      <style:text-properties officeooo:rsid="00175843" officeooo:paragraph-rsid="00175843"/>
    </style:style>
    <style:style style:name="P5" style:family="paragraph" style:parent-style-name="Standard">
      <style:text-properties officeooo:paragraph-rsid="001c53cc"/>
    </style:style>
    <style:style style:name="P6" style:family="paragraph" style:parent-style-name="Standard">
      <style:text-properties officeooo:paragraph-rsid="001de595"/>
    </style:style>
    <style:style style:name="P7" style:family="paragraph" style:parent-style-name="Standard">
      <style:text-properties officeooo:paragraph-rsid="001f12fa"/>
    </style:style>
    <style:style style:name="P8" style:family="paragraph" style:parent-style-name="Standard">
      <style:text-properties officeooo:paragraph-rsid="00240dcd"/>
    </style:style>
    <style:style style:name="P9" style:family="paragraph" style:parent-style-name="Standard">
      <style:text-properties officeooo:rsid="00240dcd" officeooo:paragraph-rsid="00240dcd"/>
    </style:style>
    <style:style style:name="P10" style:family="paragraph" style:parent-style-name="Table_20_Contents">
      <style:text-properties officeooo:rsid="002906f0" officeooo:paragraph-rsid="002906f0"/>
    </style:style>
    <style:style style:name="P11" style:family="paragraph" style:parent-style-name="Table_20_Contents">
      <style:text-properties officeooo:paragraph-rsid="002906f0"/>
    </style:style>
    <style:style style:name="P12" style:family="paragraph" style:parent-style-name="Table_20_Contents">
      <style:text-properties officeooo:rsid="00175843" officeooo:paragraph-rsid="00175843"/>
    </style:style>
    <style:style style:name="T1" style:family="text">
      <style:text-properties officeooo:rsid="00175843"/>
    </style:style>
    <style:style style:name="T2" style:family="text">
      <style:text-properties officeooo:rsid="0022824b"/>
    </style:style>
    <style:style style:name="T3" style:family="text">
      <style:text-properties officeooo:rsid="0022e1ae"/>
    </style:style>
    <style:style style:name="T4" style:family="text">
      <style:text-properties officeooo:rsid="00240dcd"/>
    </style:style>
    <style:style style:name="T5" style:family="text">
      <style:text-properties officeooo:rsid="00290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Nazwa grupy zadań</text:p>
          </table:table-cell>
          <table:table-cell table:style-name="Tabela1.A1" office:value-type="string">
            <text:p text:style-name="P3">Nazwa zadania </text:p>
          </table:table-cell>
          <table:table-cell table:style-name="Tabela1.A1" office:value-type="string">
            <text:p text:style-name="P3">Artefakt zadania </text:p>
          </table:table-cell>
          <table:table-cell table:style-name="Tabela1.D1" office:value-type="string">
            <text:p text:style-name="P3">Rola w projekcie realizująca zadane </text:p>
          </table:table-cell>
        </table:table-row>
        <table:table-row table:style-name="Tabela1.2">
          <table:table-cell table:style-name="Tabela1.A2" office:value-type="string">
            <text:p text:style-name="P4">Zarządzanie projektem</text:p>
          </table:table-cell>
          <table:table-cell table:style-name="Tabela1.A2" office:value-type="string">
            <text:p text:style-name="Table_20_Contents">- <text:span text:style-name="T2">Przygotowanie planu projektu</text:span></text:p>
            <text:p text:style-name="Table_20_Contents">- <text:span text:style-name="T2">Przygotowanie harmonogramu</text:span></text:p>
            <text:p text:style-name="Table_20_Contents">- <text:span text:style-name="T2">Przygotowanie kosztorysu</text:span></text:p>
            <text:p text:style-name="Table_20_Contents">- <text:span text:style-name="T2">Akceptacja planu projek</text:span><text:span text:style-name="T5">t</text:span><text:span text:style-name="T2">u</text:span></text:p>
            <text:p text:style-name="P10">- przygotowanie planu zarządzania ryzykiem</text:p>
            <text:p text:style-name="P10">- akceptacja planu zarządzania ryzykiem</text:p>
            <text:p text:style-name="P10">- przygotowanie planu zarządzania jakością</text:p>
            <text:p text:style-name="P10">- akceptacja planu zarządzania jakością</text:p>
            <text:p text:style-name="P10">- przygotowanie planu zarządzania konfiguracją</text:p>
            <text:p text:style-name="P10">-akceptacja planu zarządzania konfiguracją</text:p>
            <text:p text:style-name="P10">- przygotowanie planu zarządzania zmianami</text:p>
            <text:p text:style-name="P10">- akceptacja planu zarządzania zmianami</text:p>
            <text:p text:style-name="P10">- przygotowanie planu zarządzania testami</text:p>
            <text:p text:style-name="P10">- akceptacja planu zarządzania testami</text:p>
            <text:p text:style-name="P10"/>
          </table:table-cell>
          <table:table-cell table:style-name="Tabela1.A2" office:value-type="string">
            <text:p text:style-name="Table_20_Contents">-plan projektu </text:p>
            <text:p text:style-name="Table_20_Contents">-harmonogram projektu </text:p>
            <text:p text:style-name="Table_20_Contents">-kosztorys projektu </text:p>
            <text:p text:style-name="P11"><text:span text:style-name="T1">-</text:span>plan zarządzania ryzykiem </text:p>
            <text:p text:style-name="P11">-raport zarządzania ryzykami projektu </text:p>
            <text:p text:style-name="P11">- plan zarządzania jakością,</text:p>
            <text:p text:style-name="P11">- plan zapewnienia jakości </text:p>
            <text:p text:style-name="P11">- arkusze kontrolne</text:p>
            <text:p text:style-name="P11">- plan zarządzania konfiguracją </text:p>
            <text:p text:style-name="P11">- plan zarządzania zmianami </text:p>
            <text:p text:style-name="P11">- plan testów</text:p>
            <text:p text:style-name="P11">- harmonogram testów.</text:p>
          </table:table-cell>
          <table:table-cell table:style-name="Tabela1.D2" office:value-type="string">
            <text:p text:style-name="P4">- Kierownik projektu</text:p>
            <text:p text:style-name="P11">- kierownik zarządzania ryzykiem</text:p>
            <text:p text:style-name="P11">- analityk ds. zarządzania ryzykiem</text:p>
            <text:p text:style-name="P11">- kierownik zarządzania jakością</text:p>
            <text:p text:style-name="P11">- kierownik zarządzania konfiguracją. </text:p>
            <text:p text:style-name="P11">- kierownik zarządzania zmianami</text:p>
            <text:p text:style-name="P11">- kierownik zarządzania testami. </text:p>
          </table:table-cell>
        </table:table-row>
        <table:table-row table:style-name="Tabela1.3">
          <table:table-cell table:style-name="Tabela1.A2" office:value-type="string">
            <text:p text:style-name="P4">Etap definiowania i zbierania wymagań </text:p>
          </table:table-cell>
          <table:table-cell table:style-name="Tabela1.A2" office:value-type="string">
            <text:p text:style-name="Standard">- <text:span text:style-name="T2">Przygotowanie specyfikacji wymagań</text:span></text:p>
            <text:p text:style-name="Standard">- <text:span text:style-name="T2">Akceptacja specyfikacji wymagań</text:span></text:p>
          </table:table-cell>
          <table:table-cell table:style-name="Tabela1.A2" office:value-type="string">
            <text:p text:style-name="P1">- specyfikacja wymagań </text:p>
          </table:table-cell>
          <table:table-cell table:style-name="Tabela1.D2" office:value-type="string">
            <text:p text:style-name="Standard">- analityk produktu <text:s/></text:p>
          </table:table-cell>
        </table:table-row>
        <table:table-row table:style-name="Tabela1.2">
          <table:table-cell table:style-name="Tabela1.A2" office:value-type="string">
            <text:p text:style-name="P4">Etap analizy wymagań </text:p>
          </table:table-cell>
          <table:table-cell table:style-name="Tabela1.A2" office:value-type="string">
            <text:p text:style-name="Standard">- <text:span text:style-name="T2">Przygotowanie analizy wymagań</text:span></text:p>
            <text:p text:style-name="Standard">-<text:span text:style-name="T2">Akceptacja analizy specyfikacji wymagań</text:span></text:p>
          </table:table-cell>
          <table:table-cell table:style-name="Tabela1.A2" office:value-type="string">
            <text:p text:style-name="P1">- <text:span text:style-name="T2">Analiza specyfikacji wymagań </text:span><text:s/></text:p>
          </table:table-cell>
          <table:table-cell table:style-name="Tabela1.D2" office:value-type="string">
            <text:p text:style-name="Standard">- analityk <text:span text:style-name="T2">systemowy</text:span> </text:p>
          </table:table-cell>
        </table:table-row>
        <table:table-row table:style-name="Tabela1.2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Standard"/>
          </table:table-cell>
        </table:table-row>
        <table:table-row table:style-name="Tabela1.2">
          <table:table-cell table:style-name="Tabela1.A2" office:value-type="string">
            <text:p text:style-name="P4">Etap projektowania systemu </text:p>
          </table:table-cell>
          <table:table-cell table:style-name="Tabela1.A2" office:value-type="string">
            <text:p text:style-name="P1">- <text:span text:style-name="T2">Przygotowanie projektu aplikacji</text:span></text:p>
            <text:p text:style-name="P1">-<text:span text:style-name="T2">Akceptacja projektu aplikacji</text:span></text:p>
          </table:table-cell>
          <table:table-cell table:style-name="Tabela1.A2" office:value-type="string">
            <text:p text:style-name="P1">- <text:span text:style-name="T2">Projekt aplikacji</text:span></text:p>
          </table:table-cell>
          <table:table-cell table:style-name="Tabela1.D2" office:value-type="string">
            <text:p text:style-name="Standard">- projektant systemu</text:p>
          </table:table-cell>
        </table:table-row>
        <table:table-row table:style-name="Tabela1.2">
          <table:table-cell table:style-name="Tabela1.A2" office:value-type="string">
            <text:p text:style-name="P4">Etap implementacji i testów komponentów </text:p>
          </table:table-cell>
          <table:table-cell table:style-name="Tabela1.A2" office:value-type="string">
            <text:p text:style-name="P1">- pisanie kodu,</text:p>
            <text:p text:style-name="P1">- <text:span text:style-name="T2">przygotowanie opisu </text:span><text:soft-page-break/><text:span text:style-name="T2">wersji</text:span></text:p>
            <text:p text:style-name="P1">- <text:span text:style-name="T2">akceptacja opisu wersji</text:span></text:p>
          </table:table-cell>
          <table:table-cell table:style-name="Tabela1.A2" office:value-type="string">
            <text:p text:style-name="P1">- kod źródłowy,</text:p>
            <text:p text:style-name="P1">- <text:span text:style-name="T3">opis wersji</text:span></text:p>
            <text:p text:style-name="P1"><text:soft-page-break/></text:p>
          </table:table-cell>
          <table:table-cell table:style-name="Tabela1.D2" office:value-type="string">
            <text:p text:style-name="P1">-programista,</text:p>
            <text:p text:style-name="P1">- programista baz <text:soft-page-break/>danych </text:p>
          </table:table-cell>
        </table:table-row>
        <table:table-row table:style-name="Tabela1.2">
          <table:table-cell table:style-name="Tabela1.A2" office:value-type="string">
            <text:p text:style-name="P4">Etap testów </text:p>
          </table:table-cell>
          <table:table-cell table:style-name="Tabela1.A2" office:value-type="string">
            <text:p text:style-name="P1">- przygotowanie środowiska testowego, </text:p>
            <text:p text:style-name="P1">- projektowanie i pisanie testów,</text:p>
            <text:p text:style-name="P8">- <text:span text:style-name="T4">Wykonanie 1 cyklu testów</text:span></text:p>
            <text:p text:style-name="P9">- sporządzenie raportu 1 cyklu testów</text:p>
            <text:p text:style-name="P8"><text:span text:style-name="T4">- akceptacja raportu z pierwszego cyklu</text:span></text:p>
            <text:p text:style-name="P9">- instalacja pakietów do drugiego cyklu </text:p>
            <text:p text:style-name="P1">- <text:span text:style-name="T4">akceptacja raportu instalacji do drugiego cyklu</text:span> </text:p>
          </table:table-cell>
          <table:table-cell table:style-name="Tabela1.A2" office:value-type="string">
            <text:p text:style-name="P1">- harmonogram testów, - zbiór test case’ów,</text:p>
            <text:p text:style-name="P1">- opisane znalezione błędy (baza błędów),</text:p>
            <text:p text:style-name="P1">- raport z testów. </text:p>
          </table:table-cell>
          <table:table-cell table:style-name="Tabela1.D2" office:value-type="string">
            <text:p text:style-name="P1">- projektant testów,</text:p>
            <text:p text:style-name="P1">- tester oprogramowania,</text:p>
            <text:p text:style-name="P1">- <text:s/>kierownik testów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4:39:51.091000000</meta:creation-date>
    <dc:date>2024-03-21T15:31:51.930000000</dc:date>
    <meta:editing-duration>PT2H20M25S</meta:editing-duration>
    <meta:editing-cycles>10</meta:editing-cycles>
    <meta:generator>LibreOffice/7.6.4.1$Windows_X86_64 LibreOffice_project/e19e193f88cd6c0525a17fb7a176ed8e6a3e2aa1</meta:generator>
    <meta:document-statistic meta:table-count="1" meta:image-count="0" meta:object-count="0" meta:page-count="2" meta:paragraph-count="76" meta:word-count="290" meta:character-count="2181" meta:non-whitespace-character-count="1934"/>
  </office:meta>
</office:document-meta>
</file>